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4.25pt"/>
    </style:style>
    <style:style style:name="P2" style:family="paragraph" style:parent-style-name="Standard">
      <style:text-properties style:font-name="serif" fo:font-size="14.25pt" officeooo:paragraph-rsid="000a53c8"/>
    </style:style>
    <style:style style:name="P3" style:family="paragraph" style:parent-style-name="Standard">
      <style:text-properties style:font-name="serif" fo:font-size="14.25pt" officeooo:rsid="000c320f" officeooo:paragraph-rsid="000c320f"/>
    </style:style>
    <style:style style:name="P4" style:family="paragraph" style:parent-style-name="Standard">
      <style:text-properties style:font-name="monospace" fo:font-size="14.25pt"/>
    </style:style>
    <style:style style:name="P5" style:family="paragraph" style:parent-style-name="Standard">
      <style:text-properties style:font-name="monospace" fo:font-size="14.25pt" officeooo:paragraph-rsid="000a53c8"/>
    </style:style>
    <style:style style:name="T1" style:family="text">
      <style:text-properties style:font-name="monospac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# param_tests</text:p>
      <text:p text:style-name="P3"/>
      <text:p text:style-name="P3">Задание по написанию параметризованных тестов.</text:p>
      <text:p text:style-name="P1"/>
      <text:p text:style-name="P1">1. Создайте сторожевой объект для сохранения состояния потока вывода **<text:span text:style-name="T1">std::ostream**</text:span>.</text:p>
      <text:p text:style-name="P2">В состояние входят флаги форматирования (метод **<text:span text:style-name="T1">flags**</text:span>) и символ заполнения (метод **<text:span text:style-name="T1">fill**</text:span>). Проверьте его работоспособность на любом из стандартных потоков. </text:p>
      <text:p text:style-name="P2"/>
      <text:p text:style-name="P2">Пример использования:</text:p>
      <text:p text:style-name="P5">**void print_hex(int i) {</text:p>
      <text:p text:style-name="P5"><text:s/>MyGuard g(std::cout);</text:p>
      <text:p text:style-name="P5"><text:s/>std::cout.setf(std::ios_base::hex,std::ios_base::basefield);</text:p>
      <text:p text:style-name="P5"><text:s/>//или std::cout &lt;&lt; std::hex</text:p>
      <text:p text:style-name="P5"><text:s/>std::cout &lt;&lt; i;</text:p>
      <text:p text:style-name="P5"><text:s/>//в деструкторе MyGuard флагу возвращается исходное</text:p>
      <text:p text:style-name="P4">значение</text:p>
      <text:p text:style-name="P4">}**</text:p>
      <text:p text:style-name="P4">---</text:p>
      <text:p text:style-name="P1">2. Создайте класс для двумерного массива. Определите для него поэлементные арифметические и логические операции. Каждая арифметическая операция должна возвращать массив с тем же размером и типом элемента, каждая логическая — массив с тем же размером и булевым типом элемента. Реализуйте также **оператор <text:span text:style-name="T1">()** </text:span>для доступа к элементу по двум индексам, а также для создания среза массива по булевой маске.</text:p>
      <text:p text:style-name="P1"/>
      <text:p text:style-name="P4">**MyMaskedArray2D operator()(const MyArray2D&lt;bool&gt;&amp; mask);**</text:p>
      <text:p text:style-name="P4"/>
      <text:p text:style-name="P1">Результатом работы оператора является псевдо-объект, который содержит ссылку на исходный массив и на маску и для которого определен оператор присваивания. Оператор присваивания принимает в качестве аргумента скаляр и при-</text:p>
      <text:p text:style-name="P1">равнивает его всем элементам массива, для которых в соответствующем элементе маски стоит значение ИСТИНА.</text:p>
      <text:p text:style-name="P1">---</text:p>
      <text:p text:style-name="P1">3. Проверьте работу с помощью параметризованного теста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erif" svg:font-family="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1:22:36.944871587</meta:creation-date>
    <dc:date>2018-10-17T11:29:10.431453380</dc:date>
    <meta:editing-duration>PT6M39S</meta:editing-duration>
    <meta:editing-cycles>5</meta:editing-cycles>
    <meta:generator>LibreOffice/6.0.6.2$Linux_X86_64 LibreOffice_project/00m0$Build-2</meta:generator>
    <meta:document-statistic meta:table-count="0" meta:image-count="0" meta:object-count="0" meta:page-count="1" meta:paragraph-count="20" meta:word-count="175" meta:character-count="1391" meta:non-whitespace-character-count="1229"/>
  </office:meta>
</office:document-meta>
</file>